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HRONICLES 3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HELPLESSNESS OF HEZEKIAH (32:1-22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HELPLESSNESS OF HEZEKIAH (32:1-22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plan (32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preparations (32:3-8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preparations (32:3-8)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reinforcements (32:3-5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 reassurance (32:6-8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HELPLESSNESS OF HEZEKIAH (32:1-22):<text:s text:c="1"/></text:span><text:span text:style-name="a472" text:class-names=""/></text:p>
          </draw:text-box>
          <svg:title/>
          <svg:desc/>
        </draw:frame>
        <draw:frame draw:id="id90" presentation:style-name="a493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plan (32:1-2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preparations (32:3-8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scorn (32:9-19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supplication (32:20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The salvation (32:21-22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/></text:p>
              </text:list-item>
            </text:list>
          </draw:text-box>
          <svg:title/>
          <svg:desc/>
        </draw:frame>
      </draw:page>
      <draw:page draw:name="Slide5" draw:style-name="a494" draw:master-page-name="Master1-Layout12-tx-Title-and-Text" presentation:presentation-page-layout-name="Master1-PPL12" draw:id="Slide-260">
        <draw:frame draw:id="id91" presentation:style-name="a498" draw:name="Title 1" svg:x="1.38in" svg:y="0.4in" svg:width="10.6in" svg:height="1.44965in" presentation:class="title" presentation:placeholder="false">
          <draw:text-box>
            <text:p text:style-name="a497" text:class-names="" text:cond-style-name=""><text:span text:style-name="a495" text:class-names="">2 CHRONICLES 32<text:s text:c="1"/></text:span><text:span text:style-name="a496" text:class-names=""/></text:p>
          </draw:text-box>
          <svg:title/>
          <svg:desc/>
        </draw:frame>
        <draw:frame draw:id="id92" presentation:style-name="a508" draw:name="Text Placeholder 2" svg:x="1.38in" svg:y="2in" svg:width="9.4in" svg:height="4.75868in" presentation:class="outline" presentation:placeholder="false">
          <draw:text-box>
            <text:list text:style-name="a501">
              <text:list-item>
                <text:p text:style-name="a500" text:class-names="" text:cond-style-name=""><text:span text:style-name="a499" text:class-names="">THE HELPLESSNESS OF HEZEKIAH (32:1-22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THE HEALING OF HEZEKIAH (32:24-26):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6" draw:style-name="a509" draw:master-page-name="Master1-Layout12-tx-Title-and-Text" presentation:presentation-page-layout-name="Master1-PPL12" draw:id="Slide-261">
        <draw:frame draw:id="id93" presentation:style-name="a513" draw:name="Title 1" svg:x="1.38in" svg:y="0.4in" svg:width="10.6in" svg:height="1.44965in" presentation:class="title" presentation:placeholder="false">
          <draw:text-box>
            <text:p text:style-name="a512" text:class-names="" text:cond-style-name=""><text:span text:style-name="a510" text:class-names="">THE HEALING OF HEZEKIAH (32:24-26):<text:s text:c="1"/></text:span><text:span text:style-name="a511" text:class-names=""/></text:p>
          </draw:text-box>
          <svg:title/>
          <svg:desc/>
        </draw:frame>
        <draw:frame draw:id="id94" presentation:style-name="a529" draw:name="Text Placeholder 2" svg:x="1.38in" svg:y="2in" svg:width="9.4in" svg:height="4.75868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514" text:class-names=""><text:s text:c="1"/>Hezekiah becomes deathly ill and cries out to the Lord.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The Lord heals him,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Hezekiah becomes very proud,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<text:s text:c="1"/>Hezekiah repents of his pride.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</draw:text-box>
          <svg:title/>
          <svg:desc/>
        </draw:frame>
      </draw:page>
      <draw:page draw:name="Slide7" draw:style-name="a530" draw:master-page-name="Master1-Layout12-tx-Title-and-Text" presentation:presentation-page-layout-name="Master1-PPL12" draw:id="Slide-262">
        <draw:frame draw:id="id95" presentation:style-name="a534" draw:name="Title 1" svg:x="1.38in" svg:y="0.4in" svg:width="10.6in" svg:height="1.44965in" presentation:class="title" presentation:placeholder="false">
          <draw:text-box>
            <text:p text:style-name="a533" text:class-names="" text:cond-style-name=""><text:span text:style-name="a531" text:class-names="">2 CHRONICLES 32<text:s text:c="1"/></text:span><text:span text:style-name="a532" text:class-names=""/></text:p>
          </draw:text-box>
          <svg:title/>
          <svg:desc/>
        </draw:frame>
        <draw:frame draw:id="id96" presentation:style-name="a547" draw:name="Text Placeholder 2" svg:x="1.38in" svg:y="2in" svg:width="9.4in" svg:height="4.75868in" presentation:class="outline" presentation:placeholder="false">
          <draw:text-box>
            <text:list text:style-name="a537">
              <text:list-item>
                <text:p text:style-name="a536" text:class-names="" text:cond-style-name=""><text:span text:style-name="a535" text:class-names="">THE HELPLESSNESS OF HEZEKIAH (32:1-22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THE HEALING OF HEZEKIAH (32:24-26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THE HONOR OF HEZEKIAH (32:23, 27-33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HRONICLES 32 </dc:title>
    <meta:initial-creator>David STRICKLAND</meta:initial-creator>
    <dc:creator>David STRICKLAND</dc:creator>
    <meta:creation-date>2020-02-22T17:28:24Z</meta:creation-date>
    <dc:date>2020-02-22T17:28:24Z</dc:date>
    <meta:template xlink:href="BibleStudy" xlink:type="simple"/>
    <meta:editing-cycles>1</meta:editing-cycles>
    <meta:editing-duration>PT0S</meta:editing-duration>
    <meta:document-statistic meta:paragraph-count="26" meta:word-count="165"/>
  </office:meta>
</office:document-meta>
</file>